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33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5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style:font-name="Arial"/>
    </style:style>
    <style:style style:name="P36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7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39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0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Software development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19000066981" text:style-name="L1">
              <text:list-item>
                <text:p text:style-name="P32"><text:span text:style-name="T3">5/2012–now:</text:span><text:span text:style-name="T4"> </text:span><text:span text:style-name="T3">Spil Games, Netherlands</text:span><text:span text:style-name="T4">. Back-end systems development. Design and implementation of game logic middleware (in Erlang and Lua). Spil websites handle 170+ million unique visits per month, and implemented components have to be designed to scale well above that.</text:span></text:p>
              </text:list-item>
              <text:list-item>
                <text:p text:style-name="P38"><text:span text:style-name="T3">9/2011–now:</text:span><text:span text:style-name="T4"> </text:span><text:span text:style-name="T3">University of Glasgow Students' Representative Council (SRC)</text:span><text:span text:style-name="T4">. Systems engineer. Responsibilities: enhancing server and networking infrastructure. Working on storage cluster and configuration automation for Xen VMs using Chef. Technologies: Xen, Chef, Debian.</text:span></text:p>
              </text:list-item>
              <text:list-item>
                <text:p text:style-name="P39"><text:span text:style-name="T3">7/2011–3/2012:</text:span><text:span text:style-name="T4"> </text:span><text:span text:style-name="T3">Mano Numeris, UAB</text:span><text:span text:style-name="T4">. Erlang software engineer. Business process' implementation in Erlang. Key requirements: correctness and data integrity. Skills: producing high quality, well documented and tested code. Advanced testing techniques. Technologies: Erlang and tools.</text:span></text:p>
              </text:list-item>
              <text:list-item>
                <text:p text:style-name="P39"><text:span text:style-name="T3">8/2010–11/2011:</text:span><text:span text:style-name="T4"> </text:span><text:span text:style-name="T3">Idiles Systems, UAB</text:span><text:span text:style-name="T4">. Python web developer and CTO. Lead developer of 4-5 developers team. Major work on </text:span><text:a xlink:type="simple" xlink:href="http://www.befluentin.com/"><text:span text:style-name="T4">BeFluentIn</text:span></text:a><text:span text:style-name="T4"> and </text:span><text:a xlink:type="simple" xlink:href="http://liveopenly.com/"><text:span text:style-name="T4">LiveOpenly</text:span></text:a><text:span text:style-name="T4">.</text:span></text:p>
              </text:list-item>
              <text:list-item>
                <text:p text:style-name="P39"><text:span text:style-name="T3">7/2009–9/2010:</text:span><text:span text:style-name="T4"> </text:span><text:span text:style-name="T3">Jocom, UAB</text:span><text:span text:style-name="T2">. Lithuanian based company doing GSM termination. Core systems developer and systems administrator. Implemented virtualization solution in Xen. Exotic distributed gateway network implementation and administration built on customized OpenWRT.</text:span></text:p>
              </text:list-item>
              <text:list-item>
                <text:p text:style-name="P33"><text:span text:style-name="T3">2007–2009: HealthyComp, Inc</text:span><text:span text:style-name="T2">. S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857317623" text:style-name="L2">
              <text:list-item>
                <text:p text:style-name="P34"><text:span text:style-name="T7">Python</text:span><text:span text:style-name="T7">, Django</text:span><text:span text:style-name="T7">:</text:span><text:span text:style-name="T8"> since 2008. Websites and other programming (</text:span><text:a xlink:type="simple" xlink:href="http://confident.lt/"><text:span text:style-name="T2">confident.lt</text:span></text:a><text:span text:style-name="T8">, </text:span><text:a xlink:type="simple" xlink:href="https://github.com/Motiejus/django-webtopay"><text:span text:style-name="T2">django-webtopay</text:span></text:a><text:span text:style-name="T8">, ...).</text:span></text:p>
              </text:list-item>
              <text:list-item>
                <text:p text:style-name="P35"><text:span text:style-name="T16">Erlang (PropEr, mochiweb, mnesia, ...):</text:span><text:span text:style-name="T17"> </text:span><text:span text:style-name="T17">s</text:span><text:span text:style-name="T17">ince </text:span><text:span text:style-name="T17">7/</text:span><text:span text:style-name="T17">2011: </text:span><text:span text:style-name="T17">at </text:span><text:span text:style-name="T17">Mano Numeris </text:span><text:span text:style-name="T17">and Spil Games.</text:span></text:p>
              </text:list-item>
              <text:list-item>
                <text:p text:style-name="P34"><text:span text:style-name="T7">C++: </text:span><text:span text:style-name="T8">Olympiads in Informatics </text:span><text:span text:style-name="T8">in </text:span><text:span text:style-name="T8">2004</text:span><text:span text:style-name="T8">-2008</text:span><text:span text:style-name="T8">. 2009‒2011: </text:span><text:a xlink:type="simple" xlink:href="http://github.com/Motiejus/SoundPatty"><text:span text:style-name="T2">SoundPatty</text:span></text:a><text:span text:style-name="T8">.</text:span></text:p>
              </text:list-item>
              <text:list-item>
                <text:p text:style-name="P35"><text:span text:style-name="T16">Javascript, jQuery, HTML, CSS... </text:span><text:span text:style-name="T17">various web development project</text:span><text:span text:style-name="T17">s since 2005</text:span><text:span text:style-name="T17">.</text:span></text:p>
              </text:list-item>
              <text:list-item>
                <text:p text:style-name="P34"><text:span text:style-name="T7">Java: </text:span><text:span text:style-name="T8">since 2007. Created distributed </text:span><text:a xlink:type="simple" xlink:href="https://github.com/Motiejus/ryanaid"><text:span text:style-name="T9">ryanair crawle</text:span></text:a><text:span text:style-name="T9">r</text:span><text:span text:style-name="T8"> (on top of Selenium 2), university projects.</text:span></text:p>
              </text:list-item>
              <text:list-item>
                <text:p text:style-name="P34"><text:span text:style-name="T7">Android:</text:span><text:span text:style-name="T8"> since 2011: Mobile Software Engineering projects. </text:span><text:a xlink:type="simple" xlink:href="https://github.com/Motiejus/AirportInternet"><text:span text:style-name="T9">I</text:span></text:a><text:a xlink:type="simple" xlink:href="https://github.com/Motiejus/AirportInternet"><text:span text:style-name="T9">odine </text:span></text:a><text:a xlink:type="simple" xlink:href="https://github.com/Motiejus/AirportInternet"><text:span text:style-name="T9">front-end for </text:span></text:a><text:a xlink:type="simple" xlink:href="https://github.com/Motiejus/AirportInternet"><text:span text:style-name="T9">Android</text:span></text:a><text:span text:style-name="T8">.</text:span></text:p>
              </text:list-item>
              <text:list-item>
                <text:p text:style-name="P35"><text:span text:style-name="T16">C, Lua:</text:span><text:span text:style-name="T12"> in Spil Games. Implemented </text:span><text:a xlink:type="simple" xlink:href="https://github.com/Motiejus/erlualib">Erlualib</text:a><text:span text:style-name="T12"> for low-level Erlang-Lua-C communication.</text:span></text:p>
              </text:list-item>
              <text:list-item>
                <text:p text:style-name="P34"><text:span text:style-name="T7">Ruby on Rails </text:span><text:span text:style-name="T8">(</text:span><text:a xlink:type="simple" xlink:href="http://trool.org/"><text:span text:style-name="T2">trool.org</text:span></text:a><text:span text:style-name="T8">), </text:span><text:span text:style-name="T7">Perl </text:span><text:span text:style-name="T8">(</text:span><text:a xlink:type="simple" xlink:href="https://github.com/Motiejus/Asterisk-perl-AMI"><text:span text:style-name="T2">AMI library</text:span></text:a><text:span text:style-name="T8"> and </text:span><text:span text:style-name="T8">some proprietary Nagios plugins</text:span><text:span text:style-name="T8">).</text:span></text:p>
              </text:list-item>
              <text:list-item>
                <text:p text:style-name="P35"><text:span text:style-name="T13">GIT: </text:span><text:span text:style-name="T12">since 2</text:span><text:span text:style-name="T12">008. Really like this tool and educate others to use it.</text:span></text:p>
              </text:list-item>
              <text:list-item>
                <text:p text:style-name="P35"><text:span text:style-name="T16">Test driven development. </text:span><text:span text:style-name="T17">I encourage tests-first development.</text:span></text:p>
              </text:list-item>
              <text:list-item>
                <text:p text:style-name="P35"><text:span text:style-name="T17">High </text:span><text:span text:style-name="T17">Interes</text:span><text:span text:style-name="T17">t</text:span><text:span text:style-name="T17"> in </text:span><text:span text:style-name="T17">software verifiability </text:span><text:span text:style-name="T17">and</text:span><text:span text:style-name="T17"> redundancy </text:span><text:span text:style-name="T17">in unreliable environments</text:span><text:span text:style-name="T17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15">Systems</text:span> </text:p>
          </table:table-cell>
          <table:table-cell table:style-name="CV_5f_TABLE.A1.1.1" table:number-columns-spanned="3" office:value-type="string">
            <text:list xml:id="list1793514774" text:style-name="L3">
              <text:list-item>
                <text:p text:style-name="P36"><text:span text:style-name="T6">Linux: </text:span><text:span text:style-name="T5">since 2006. Very good at Debian, very familiar with Gentoo and </text:span><text:span text:style-name="T6">OpenWRT</text:span><text:span text:style-name="T5">.</text:span></text:p>
              </text:list-item>
              <text:list-item>
                <text:p text:style-name="P36"><text:span text:style-name="T7">Xen, KVM, libvirt:</text:span><text:span text:style-name="T8"> JOCOM and SRC. </text:span><text:span text:style-name="T8">Work on</text:span><text:span text:style-name="T8"> automatic</text:span><text:span text:style-name="T8"> deployment.</text:span></text:p>
              </text:list-item>
              <text:list-item>
                <text:p text:style-name="P36"><text:span text:style-name="T7">Networking knowledge: </text:span><text:span text:style-name="T8">IP routing, </text:span><text:span text:style-name="T10">IEEE 802.1Q</text:span><text:span text:style-name="T8">, iptables, xtables, general network knowledge.</text:span></text:p>
              </text:list-item>
              <text:list-item>
                <text:p text:style-name="P36"><text:span text:style-name="T7">Chef:</text:span><text:span text:style-name="T8"> </text:span><text:span text:style-name="T8">since late 2011. </text:span><text:span text:style-name="T8">Migrating to </text:span><text:span text:style-name="T8">Chef-based infrastructure in SRC.</text:span></text:p>
              </text:list-item>
              <text:list-item>
                <text:p text:style-name="P36"><text:span text:style-name="T6">Asterisk </text:span><text:span text:style-name="T5">1.2, 1.6. With real-time sound recognition application integration via JACK.</text:span></text:p>
              </text:list-item>
              <text:list-item>
                <text:p text:style-name="P36"><text:span text:style-name="T6">MySQL, PostgreSQL, Mnesia:</text:span><text:span text:style-name="T5"> from 2005, for all database needs.</text:span></text:p>
              </text:list-item>
              <text:list-item>
                <text:p text:style-name="P36"><text:span text:style-name="T5">Interested in automatic deployment, </text:span><text:span text:style-name="T5">monitoring</text:span><text:span text:style-name="T5"> </text:span><text:span text:style-name="T5">and </text:span><text:span text:style-name="T5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1545132645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40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995906028" text:style-name="L5">
              <text:list-item>
                <text:p text:style-name="P37">2008 2nd place in prof. J. Matulionis Junior mathematicians' competition.</text:p>
              </text:list-item>
              <text:list-item>
                <text:p text:style-name="P37">2008 2nd place Junior mathematicians' competition in Šiauliai university.</text:p>
              </text:list-item>
              <text:list-item>
                <text:p text:style-name="P37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14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11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11">(c</text:span><text:span text:style-name="T11">ontacts available upon request</text:span><text:span text:style-name="T11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="100%"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="100%"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="100%"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="100%"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="100%"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="100%"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="100%"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="100%"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="100%"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="100%"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Motiejus Jakštys Curriculum Vitae</dc:title>
    <meta:initial-creator>PHT</meta:initial-creator>
    <meta:creation-date>2005-01-21T11:29:00</meta:creation-date>
    <dc:date>2012-10-21T21:33:07</dc:date>
    <meta:print-date>2011-11-25T11:16:54</meta:print-date>
    <meta:editing-cycles>1712</meta:editing-cycles>
    <meta:editing-duration>P1DT5H46M21S</meta:editing-duration>
    <meta:keyword>Motiejus Jakštys</meta:keyword>
    <meta:document-statistic meta:table-count="1" meta:image-count="0" meta:object-count="0" meta:page-count="1" meta:paragraph-count="58" meta:word-count="585" meta:character-count="4212" meta:non-whitespace-character-count="3714"/>
    <meta:user-defined meta:name="Info 1"/>
    <meta:user-defined meta:name="Info 2"/>
    <meta:user-defined meta:name="Info 3"/>
    <meta:user-defined meta:name="Info 4"/>
  </office:meta>
</office:document-meta>
</file>